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B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223468" calcext:value-type="float">
            <text:p>2234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6" calcext:value-type="float">
            <text:p>12.6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229881" calcext:value-type="float">
            <text:p>2298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6" calcext:value-type="float">
            <text:p>12.6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234791" calcext:value-type="float">
            <text:p>2347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5" calcext:value-type="float">
            <text:p>12.5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238832" calcext:value-type="float">
            <text:p>2388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242573" calcext:value-type="float">
            <text:p>2425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245980" calcext:value-type="float">
            <text:p>2459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5" calcext:value-type="float">
            <text:p>12.5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248919" calcext:value-type="float">
            <text:p>2489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51725" calcext:value-type="float">
            <text:p>2517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254263" calcext:value-type="float">
            <text:p>254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256701" calcext:value-type="float">
            <text:p>2567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268191" calcext:value-type="float">
            <text:p>26819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274570" calcext:value-type="float">
            <text:p>2745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5" calcext:value-type="float">
            <text:p>12.5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279480" calcext:value-type="float">
            <text:p>2794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5" calcext:value-type="float">
            <text:p>12.5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283522" calcext:value-type="float">
            <text:p>28352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287262" calcext:value-type="float">
            <text:p>2872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290803" calcext:value-type="float">
            <text:p>2908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93508" calcext:value-type="float">
            <text:p>2935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296514" calcext:value-type="float">
            <text:p>2965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5" calcext:value-type="float">
            <text:p>12.5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299019" calcext:value-type="float">
            <text:p>2990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301491" calcext:value-type="float">
            <text:p>3014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312980" calcext:value-type="float">
            <text:p>312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319326" calcext:value-type="float">
            <text:p>31932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324370" calcext:value-type="float">
            <text:p>3243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5" calcext:value-type="float">
            <text:p>12.5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328344" calcext:value-type="float">
            <text:p>3283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332286" calcext:value-type="float">
            <text:p>3322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35759" calcext:value-type="float">
            <text:p>3357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38698" calcext:value-type="float">
            <text:p>3386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341671" calcext:value-type="float">
            <text:p>34167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346147" calcext:value-type="float">
            <text:p>3461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357569" calcext:value-type="float">
            <text:p>3575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364350" calcext:value-type="float">
            <text:p>36435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368959" calcext:value-type="float">
            <text:p>3689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5" calcext:value-type="float">
            <text:p>12.5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373167" calcext:value-type="float">
            <text:p>37316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379747" calcext:value-type="float">
            <text:p>3797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382452" calcext:value-type="float">
            <text:p>38245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385325" calcext:value-type="float">
            <text:p>3853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387863" calcext:value-type="float">
            <text:p>3878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390201" calcext:value-type="float">
            <text:p>3902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401357" calcext:value-type="float">
            <text:p>4013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407736" calcext:value-type="float">
            <text:p>4077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412613" calcext:value-type="float">
            <text:p>4126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416621" calcext:value-type="float">
            <text:p>4166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420094" calcext:value-type="float">
            <text:p>4200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423234" calcext:value-type="float">
            <text:p>4232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26206" calcext:value-type="float">
            <text:p>4262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429313" calcext:value-type="float">
            <text:p>4293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431851" calcext:value-type="float">
            <text:p>4318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434523" calcext:value-type="float">
            <text:p>4345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446013" calcext:value-type="float">
            <text:p>44601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452392" calcext:value-type="float">
            <text:p>4523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457035" calcext:value-type="float">
            <text:p>4570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460809" calcext:value-type="float">
            <text:p>46080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4616" calcext:value-type="float">
            <text:p>46461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467689" calcext:value-type="float">
            <text:p>4676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70628" calcext:value-type="float">
            <text:p>4706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73534" calcext:value-type="float">
            <text:p>4735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476206" calcext:value-type="float">
            <text:p>47620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478678" calcext:value-type="float">
            <text:p>478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490034" calcext:value-type="float">
            <text:p>49003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96480" calcext:value-type="float">
            <text:p>4964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501022" calcext:value-type="float">
            <text:p>5010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05231" calcext:value-type="float">
            <text:p>5052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09005" calcext:value-type="float">
            <text:p>5090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12145" calcext:value-type="float">
            <text:p>5121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514850" calcext:value-type="float">
            <text:p>51485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517622" calcext:value-type="float">
            <text:p>5176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520161" calcext:value-type="float">
            <text:p>5201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522833" calcext:value-type="float">
            <text:p>5228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534122" calcext:value-type="float">
            <text:p>5341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540434" calcext:value-type="float">
            <text:p>54043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45110" calcext:value-type="float">
            <text:p>5451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49486" calcext:value-type="float">
            <text:p>5494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552726" calcext:value-type="float">
            <text:p>5527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55631" calcext:value-type="float">
            <text:p>5556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float" office:value="558537" calcext:value-type="float">
            <text:p>55853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561410" calcext:value-type="float">
            <text:p>5614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64416" calcext:value-type="float">
            <text:p>5644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566820" calcext:value-type="float">
            <text:p>5668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578176" calcext:value-type="float">
            <text:p>5781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584823" calcext:value-type="float">
            <text:p>5848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589733" calcext:value-type="float">
            <text:p>5897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93841" calcext:value-type="float">
            <text:p>5938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597448" calcext:value-type="float">
            <text:p>59744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600521" calcext:value-type="float">
            <text:p>6005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603460" calcext:value-type="float">
            <text:p>60346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06199" calcext:value-type="float">
            <text:p>6061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608904" calcext:value-type="float">
            <text:p>6089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611376" calcext:value-type="float">
            <text:p>6113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622765" calcext:value-type="float">
            <text:p>6227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629612" calcext:value-type="float">
            <text:p>6296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634222" calcext:value-type="float">
            <text:p>6342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638363" calcext:value-type="float">
            <text:p>6383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641603" calcext:value-type="float">
            <text:p>6416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44976" calcext:value-type="float">
            <text:p>6449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648183" calcext:value-type="float">
            <text:p>6481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51623" calcext:value-type="float">
            <text:p>65162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54395" calcext:value-type="float">
            <text:p>6543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656833" calcext:value-type="float">
            <text:p>6568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68156" calcext:value-type="float">
            <text:p>6681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674502" calcext:value-type="float">
            <text:p>67450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679445" calcext:value-type="float">
            <text:p>6794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683420" calcext:value-type="float">
            <text:p>6834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686860" calcext:value-type="float">
            <text:p>6868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90033" calcext:value-type="float">
            <text:p>6900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693006" calcext:value-type="float">
            <text:p>6930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695911" calcext:value-type="float">
            <text:p>6959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698517" calcext:value-type="float">
            <text:p>69851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701322" calcext:value-type="float">
            <text:p>7013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12945" calcext:value-type="float">
            <text:p>7129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719325" calcext:value-type="float">
            <text:p>7193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723934" calcext:value-type="float">
            <text:p>723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728042" calcext:value-type="float">
            <text:p>72804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731883" calcext:value-type="float">
            <text:p>7318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734789" calcext:value-type="float">
            <text:p>7347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737795" calcext:value-type="float">
            <text:p>7377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740901" calcext:value-type="float">
            <text:p>7409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743440" calcext:value-type="float">
            <text:p>74344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745878" calcext:value-type="float">
            <text:p>7458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757200" calcext:value-type="float">
            <text:p>75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763546" calcext:value-type="float">
            <text:p>7635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768189" calcext:value-type="float">
            <text:p>7681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771963" calcext:value-type="float">
            <text:p>77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775437" calcext:value-type="float">
            <text:p>7754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78576" calcext:value-type="float">
            <text:p>7785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781482" calcext:value-type="float">
            <text:p>78148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784254" calcext:value-type="float">
            <text:p>7842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786826" calcext:value-type="float">
            <text:p>7868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789532" calcext:value-type="float">
            <text:p>7895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800687" calcext:value-type="float">
            <text:p>8006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807067" calcext:value-type="float">
            <text:p>8070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811676" calcext:value-type="float">
            <text:p>81167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815851" calcext:value-type="float">
            <text:p>8158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819324" calcext:value-type="float">
            <text:p>8193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822497" calcext:value-type="float">
            <text:p>82249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825470" calcext:value-type="float">
            <text:p>8254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828075" calcext:value-type="float">
            <text:p>8280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830747" calcext:value-type="float">
            <text:p>83074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833286" calcext:value-type="float">
            <text:p>8332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844441" calcext:value-type="float">
            <text:p>8444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850787" calcext:value-type="float">
            <text:p>8507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855396" calcext:value-type="float">
            <text:p>855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859471" calcext:value-type="float">
            <text:p>859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863245" calcext:value-type="float">
            <text:p>8632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866686" calcext:value-type="float">
            <text:p>86668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869625" calcext:value-type="float">
            <text:p>86962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872531" calcext:value-type="float">
            <text:p>8725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875169" calcext:value-type="float">
            <text:p>87516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877607" calcext:value-type="float">
            <text:p>8776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888997" calcext:value-type="float">
            <text:p>8889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895309" calcext:value-type="float">
            <text:p>8953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900587" calcext:value-type="float">
            <text:p>9005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904561" calcext:value-type="float">
            <text:p>904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908035" calcext:value-type="float">
            <text:p>90803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911141" calcext:value-type="float">
            <text:p>9111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914247" calcext:value-type="float">
            <text:p>9142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917353" calcext:value-type="float">
            <text:p>91735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919892" calcext:value-type="float">
            <text:p>9198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922230" calcext:value-type="float">
            <text:p>922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933419" calcext:value-type="float">
            <text:p>9334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940299" calcext:value-type="float">
            <text:p>9402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945242" calcext:value-type="float">
            <text:p>9452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948983" calcext:value-type="float">
            <text:p>9489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float" office:value="952824" calcext:value-type="float">
            <text:p>9528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955930" calcext:value-type="float">
            <text:p>955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958803" calcext:value-type="float">
            <text:p>9588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961575" calcext:value-type="float">
            <text:p>9615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964113" calcext:value-type="float">
            <text:p>9641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966518" calcext:value-type="float">
            <text:p>9665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977707" calcext:value-type="float">
            <text:p>9777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984020" calcext:value-type="float">
            <text:p>9840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988930" calcext:value-type="float">
            <text:p>9889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993205" calcext:value-type="float">
            <text:p>9932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996979" calcext:value-type="float">
            <text:p>99697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1000085" calcext:value-type="float">
            <text:p>10000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1003492" calcext:value-type="float">
            <text:p>10034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1006298" calcext:value-type="float">
            <text:p>10062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008836" calcext:value-type="float">
            <text:p>10088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1011207" calcext:value-type="float">
            <text:p>1011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1022664" calcext:value-type="float">
            <text:p>10226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1028008" calcext:value-type="float">
            <text:p>10280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1032617" calcext:value-type="float">
            <text:p>10326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1036424" calcext:value-type="float">
            <text:p>10364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1040165" calcext:value-type="float">
            <text:p>104016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1043305" calcext:value-type="float">
            <text:p>10433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1046211" calcext:value-type="float">
            <text:p>1046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1049050" calcext:value-type="float">
            <text:p>10490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1051588" calcext:value-type="float">
            <text:p>10515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1053926" calcext:value-type="float">
            <text:p>10539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1065115" calcext:value-type="float">
            <text:p>10651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1071461" calcext:value-type="float">
            <text:p>10714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076404" calcext:value-type="float">
            <text:p>10764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1080145" calcext:value-type="float">
            <text:p>10801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1083919" calcext:value-type="float">
            <text:p>10839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1087059" calcext:value-type="float">
            <text:p>10870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1090031" calcext:value-type="float">
            <text:p>109003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1092770" calcext:value-type="float">
            <text:p>10927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float" office:value="1095509" calcext:value-type="float">
            <text:p>10955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1097914" calcext:value-type="float">
            <text:p>1097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1109270" calcext:value-type="float">
            <text:p>11092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115816" calcext:value-type="float">
            <text:p>11158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1120459" calcext:value-type="float">
            <text:p>11204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1124500" calcext:value-type="float">
            <text:p>11245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1128441" calcext:value-type="float">
            <text:p>11284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1131548" calcext:value-type="float">
            <text:p>11315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1134420" calcext:value-type="float">
            <text:p>113442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1136958" calcext:value-type="float">
            <text:p>11369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1139463" calcext:value-type="float">
            <text:p>11394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1141935" calcext:value-type="float">
            <text:p>11419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1153425" calcext:value-type="float">
            <text:p>11534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159804" calcext:value-type="float">
            <text:p>11598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1164447" calcext:value-type="float">
            <text:p>116444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1168455" calcext:value-type="float">
            <text:p>11684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1171928" calcext:value-type="float">
            <text:p>11719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1175034" calcext:value-type="float">
            <text:p>11750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1178040" calcext:value-type="float">
            <text:p>117804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1180779" calcext:value-type="float">
            <text:p>11807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1183318" calcext:value-type="float">
            <text:p>11833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1186324" calcext:value-type="float">
            <text:p>11863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1197680" calcext:value-type="float">
            <text:p>11976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02990" calcext:value-type="float">
            <text:p>12029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1207967" calcext:value-type="float">
            <text:p>120796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1211708" calcext:value-type="float">
            <text:p>121170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1215181" calcext:value-type="float">
            <text:p>12151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8521" calcext:value-type="float">
            <text:p>12185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1221794" calcext:value-type="float">
            <text:p>12217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224333" calcext:value-type="float">
            <text:p>122433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1227038" calcext:value-type="float">
            <text:p>12270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office:value-type="float" office:value="1229510" calcext:value-type="float">
            <text:p>12295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1389028" calcext:value-type="float">
            <text:p>13890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1395341" calcext:value-type="float">
            <text:p>13953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400251" calcext:value-type="float">
            <text:p>140025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1404292" calcext:value-type="float">
            <text:p>14042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1408267" calcext:value-type="float">
            <text:p>140826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1411172" calcext:value-type="float">
            <text:p>14111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1414011" calcext:value-type="float">
            <text:p>14140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416784" calcext:value-type="float">
            <text:p>14167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419322" calcext:value-type="float">
            <text:p>14193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421760" calcext:value-type="float">
            <text:p>14217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1433083" calcext:value-type="float">
            <text:p>14330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1439429" calcext:value-type="float">
            <text:p>14394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1444071" calcext:value-type="float">
            <text:p>14440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1448079" calcext:value-type="float">
            <text:p>14480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1451820" calcext:value-type="float">
            <text:p>14518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1454960" calcext:value-type="float">
            <text:p>145496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1458133" calcext:value-type="float">
            <text:p>14581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461139" calcext:value-type="float">
            <text:p>14611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463911" calcext:value-type="float">
            <text:p>14639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1466316" calcext:value-type="float">
            <text:p>14663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float" office:value="1477672" calcext:value-type="float">
            <text:p>14776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1483083" calcext:value-type="float">
            <text:p>14830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1487692" calcext:value-type="float">
            <text:p>148769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491733" calcext:value-type="float">
            <text:p>149173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494973" calcext:value-type="float">
            <text:p>14949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1498280" calcext:value-type="float">
            <text:p>14982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501185" calcext:value-type="float">
            <text:p>15011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1504024" calcext:value-type="float">
            <text:p>15040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1506429" calcext:value-type="float">
            <text:p>15064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1508867" calcext:value-type="float">
            <text:p>15088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1520190" calcext:value-type="float">
            <text:p>15201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1526503" calcext:value-type="float">
            <text:p>15265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1531112" calcext:value-type="float">
            <text:p>15311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1534853" calcext:value-type="float">
            <text:p>15348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1538293" calcext:value-type="float">
            <text:p>15382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541800" calcext:value-type="float">
            <text:p>15418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1544706" calcext:value-type="float">
            <text:p>15447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1547511" calcext:value-type="float">
            <text:p>15475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1550250" calcext:value-type="float">
            <text:p>155025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1552655" calcext:value-type="float">
            <text:p>15526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1564111" calcext:value-type="float">
            <text:p>15641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1570424" calcext:value-type="float">
            <text:p>15704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1575300" calcext:value-type="float">
            <text:p>15753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1579241" calcext:value-type="float">
            <text:p>15792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1583082" calcext:value-type="float">
            <text:p>158308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1586723" calcext:value-type="float">
            <text:p>15867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1589729" calcext:value-type="float">
            <text:p>158972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1592568" calcext:value-type="float">
            <text:p>15925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595140" calcext:value-type="float">
            <text:p>159514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1597478" calcext:value-type="float">
            <text:p>15974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1608900" calcext:value-type="float">
            <text:p>1608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1615380" calcext:value-type="float">
            <text:p>16153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1619989" calcext:value-type="float">
            <text:p>16199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1623730" calcext:value-type="float">
            <text:p>16237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1627204" calcext:value-type="float">
            <text:p>16272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630377" calcext:value-type="float">
            <text:p>163037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1633316" calcext:value-type="float">
            <text:p>163331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1636155" calcext:value-type="float">
            <text:p>16361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1638660" calcext:value-type="float">
            <text:p>16386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641131" calcext:value-type="float">
            <text:p>16411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1652487" calcext:value-type="float">
            <text:p>16524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658800" calcext:value-type="float">
            <text:p>16588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1663509" calcext:value-type="float">
            <text:p>16635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1667484" calcext:value-type="float">
            <text:p>16674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671358" calcext:value-type="float">
            <text:p>16713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674465" calcext:value-type="float">
            <text:p>16744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1677404" calcext:value-type="float">
            <text:p>16774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1679942" calcext:value-type="float">
            <text:p>16799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1682514" calcext:value-type="float">
            <text:p>16825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1684986" calcext:value-type="float">
            <text:p>16849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1696542" calcext:value-type="float">
            <text:p>169654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1702855" calcext:value-type="float">
            <text:p>17028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1707831" calcext:value-type="float">
            <text:p>17078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1711873" calcext:value-type="float">
            <text:p>17118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1715647" calcext:value-type="float">
            <text:p>17156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1719287" calcext:value-type="float">
            <text:p>17192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1722193" calcext:value-type="float">
            <text:p>17221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1724999" calcext:value-type="float">
            <text:p>17249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office:value-type="float" office:value="1727537" calcext:value-type="float">
            <text:p>172753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1730042" calcext:value-type="float">
            <text:p>17300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1741331" calcext:value-type="float">
            <text:p>17413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1747644" calcext:value-type="float">
            <text:p>17476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1752287" calcext:value-type="float">
            <text:p>17522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1756629" calcext:value-type="float">
            <text:p>17566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1760236" calcext:value-type="float">
            <text:p>17602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1763375" calcext:value-type="float">
            <text:p>17633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766348" calcext:value-type="float">
            <text:p>176634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769154" calcext:value-type="float">
            <text:p>17691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1771692" calcext:value-type="float">
            <text:p>17716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774331" calcext:value-type="float">
            <text:p>17743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1785653" calcext:value-type="float">
            <text:p>17856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791966" calcext:value-type="float">
            <text:p>17919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1796876" calcext:value-type="float">
            <text:p>179687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1800850" calcext:value-type="float">
            <text:p>18008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float" office:value="1804558" calcext:value-type="float">
            <text:p>18045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1807864" calcext:value-type="float">
            <text:p>18078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810770" calcext:value-type="float">
            <text:p>18107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1813609" calcext:value-type="float">
            <text:p>18136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1816114" calcext:value-type="float">
            <text:p>18161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float" office:value="1819053" calcext:value-type="float">
            <text:p>18190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1830342" calcext:value-type="float">
            <text:p>183034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1836722" calcext:value-type="float">
            <text:p>18367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841331" calcext:value-type="float">
            <text:p>18413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1845272" calcext:value-type="float">
            <text:p>18452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1848712" calcext:value-type="float">
            <text:p>18487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852153" calcext:value-type="float">
            <text:p>18521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1855092" calcext:value-type="float">
            <text:p>18550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1857931" calcext:value-type="float">
            <text:p>18579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1860670" calcext:value-type="float">
            <text:p>18606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862740" calcext:value-type="float">
            <text:p>18627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874063" calcext:value-type="float">
            <text:p>18740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1880442" calcext:value-type="float">
            <text:p>18804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885052" calcext:value-type="float">
            <text:p>18850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1888792" calcext:value-type="float">
            <text:p>18887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1892233" calcext:value-type="float">
            <text:p>189223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1895339" calcext:value-type="float">
            <text:p>18953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898311" calcext:value-type="float">
            <text:p>18983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1901150" calcext:value-type="float">
            <text:p>19011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1903989" calcext:value-type="float">
            <text:p>19039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1906795" calcext:value-type="float">
            <text:p>19067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1918151" calcext:value-type="float">
            <text:p>191815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1924564" calcext:value-type="float">
            <text:p>192456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1929240" calcext:value-type="float">
            <text:p>192924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933281" calcext:value-type="float">
            <text:p>19332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1936788" calcext:value-type="float">
            <text:p>19367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1940128" calcext:value-type="float">
            <text:p>19401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1943034" calcext:value-type="float">
            <text:p>194303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945739" calcext:value-type="float">
            <text:p>19457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948311" calcext:value-type="float">
            <text:p>19483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1950749" calcext:value-type="float">
            <text:p>19507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1962039" calcext:value-type="float">
            <text:p>196203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1968351" calcext:value-type="float">
            <text:p>19683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1972994" calcext:value-type="float">
            <text:p>197299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1977102" calcext:value-type="float">
            <text:p>19771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980609" calcext:value-type="float">
            <text:p>19806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983749" calcext:value-type="float">
            <text:p>19837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986654" calcext:value-type="float">
            <text:p>198665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1989427" calcext:value-type="float">
            <text:p>19894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1991965" calcext:value-type="float">
            <text:p>19919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1994470" calcext:value-type="float">
            <text:p>19944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2005993" calcext:value-type="float">
            <text:p>20059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2012940" calcext:value-type="float">
            <text:p>201294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2017583" calcext:value-type="float">
            <text:p>201758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2021624" calcext:value-type="float">
            <text:p>20216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2025398" calcext:value-type="float">
            <text:p>20253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2028538" calcext:value-type="float">
            <text:p>20285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031243" calcext:value-type="float">
            <text:p>20312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2034116" calcext:value-type="float">
            <text:p>20341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036754" calcext:value-type="float">
            <text:p>203675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2039193" calcext:value-type="float">
            <text:p>20391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2050315" calcext:value-type="float">
            <text:p>20503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2057028" calcext:value-type="float">
            <text:p>20570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2061905" calcext:value-type="float">
            <text:p>20619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2066447" calcext:value-type="float">
            <text:p>20664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2069887" calcext:value-type="float">
            <text:p>20698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2073528" calcext:value-type="float">
            <text:p>20735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2076801" calcext:value-type="float">
            <text:p>20768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2079607" calcext:value-type="float">
            <text:p>20796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082112" calcext:value-type="float">
            <text:p>20821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float" office:value="2084951" calcext:value-type="float">
            <text:p>20849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2096373" calcext:value-type="float">
            <text:p>20963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2102686" calcext:value-type="float">
            <text:p>21026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2107629" calcext:value-type="float">
            <text:p>21076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2111370" calcext:value-type="float">
            <text:p>21113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115244" calcext:value-type="float">
            <text:p>211524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2118785" calcext:value-type="float">
            <text:p>21187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2121724" calcext:value-type="float">
            <text:p>21217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2124530" calcext:value-type="float">
            <text:p>212453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127035" calcext:value-type="float">
            <text:p>212703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2130007" calcext:value-type="float">
            <text:p>21300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2141430" calcext:value-type="float">
            <text:p>21414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2147776" calcext:value-type="float">
            <text:p>21477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152385" calcext:value-type="float">
            <text:p>215238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2156360" calcext:value-type="float">
            <text:p>215636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2159800" calcext:value-type="float">
            <text:p>21598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2162973" calcext:value-type="float">
            <text:p>21629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165946" calcext:value-type="float">
            <text:p>216594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2168818" calcext:value-type="float">
            <text:p>21688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171490" calcext:value-type="float">
            <text:p>217149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2174028" calcext:value-type="float">
            <text:p>21740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2185351" calcext:value-type="float">
            <text:p>218535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2191697" calcext:value-type="float">
            <text:p>21916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2196373" calcext:value-type="float">
            <text:p>21963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2200481" calcext:value-type="float">
            <text:p>22004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2204222" calcext:value-type="float">
            <text:p>2204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float" office:value="2207362" calcext:value-type="float">
            <text:p>22073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2210334" calcext:value-type="float">
            <text:p>221033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2213207" calcext:value-type="float">
            <text:p>22132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2216346" calcext:value-type="float">
            <text:p>22163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2218718" calcext:value-type="float">
            <text:p>22187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2230140" calcext:value-type="float">
            <text:p>22301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2236486" calcext:value-type="float">
            <text:p>22364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241296" calcext:value-type="float">
            <text:p>22412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2245271" calcext:value-type="float">
            <text:p>22452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2248711" calcext:value-type="float">
            <text:p>22487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251817" calcext:value-type="float">
            <text:p>22518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2254823" calcext:value-type="float">
            <text:p>22548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2257662" calcext:value-type="float">
            <text:p>225766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2260334" calcext:value-type="float">
            <text:p>22603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2262705" calcext:value-type="float">
            <text:p>22627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2274195" calcext:value-type="float">
            <text:p>22741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2280808" calcext:value-type="float">
            <text:p>22808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2285417" calcext:value-type="float">
            <text:p>22854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2289392" calcext:value-type="float">
            <text:p>22893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2292832" calcext:value-type="float">
            <text:p>229283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2295938" calcext:value-type="float">
            <text:p>22959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2298911" calcext:value-type="float">
            <text:p>22989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2301884" calcext:value-type="float">
            <text:p>23018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2304422" calcext:value-type="float">
            <text:p>23044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2306894" calcext:value-type="float">
            <text:p>23068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2318283" calcext:value-type="float">
            <text:p>2318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2324562" calcext:value-type="float">
            <text:p>2324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2329572" calcext:value-type="float">
            <text:p>232957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2333580" calcext:value-type="float">
            <text:p>23335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336987" calcext:value-type="float">
            <text:p>23369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340461" calcext:value-type="float">
            <text:p>23404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343433" calcext:value-type="float">
            <text:p>23434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2346306" calcext:value-type="float">
            <text:p>23463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349111" calcext:value-type="float">
            <text:p>23491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2351549" calcext:value-type="float">
            <text:p>23515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2362905" calcext:value-type="float">
            <text:p>23629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float" office:value="2369251" calcext:value-type="float">
            <text:p>23692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373861" calcext:value-type="float">
            <text:p>23738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2378136" calcext:value-type="float">
            <text:p>23781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2381576" calcext:value-type="float">
            <text:p>23815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2385217" calcext:value-type="float">
            <text:p>2385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2388122" calcext:value-type="float">
            <text:p>23881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2390928" calcext:value-type="float">
            <text:p>23909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2393366" calcext:value-type="float">
            <text:p>23933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float" office:value="2395838" calcext:value-type="float">
            <text:p>23958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2407094" calcext:value-type="float">
            <text:p>24070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2413373" calcext:value-type="float">
            <text:p>24133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2418316" calcext:value-type="float">
            <text:p>24183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2422057" calcext:value-type="float">
            <text:p>24220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2425497" calcext:value-type="float">
            <text:p>24254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2428837" calcext:value-type="float">
            <text:p>24288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2431810" calcext:value-type="float">
            <text:p>24318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434682" calcext:value-type="float">
            <text:p>24346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2436352" calcext:value-type="float">
            <text:p>24363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2439191" calcext:value-type="float">
            <text:p>24391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office:value-type="float" office:value="2450580" calcext:value-type="float">
            <text:p>2450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2457194" calcext:value-type="float">
            <text:p>24571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2461803" calcext:value-type="float">
            <text:p>246180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2465577" calcext:value-type="float">
            <text:p>24655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2469051" calcext:value-type="float">
            <text:p>246905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2472257" calcext:value-type="float">
            <text:p>24722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474962" calcext:value-type="float">
            <text:p>24749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477935" calcext:value-type="float">
            <text:p>247793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2480473" calcext:value-type="float">
            <text:p>24804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2482912" calcext:value-type="float">
            <text:p>24829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2494301" calcext:value-type="float">
            <text:p>24943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2500614" calcext:value-type="float">
            <text:p>25006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office:value-type="float" office:value="2505490" calcext:value-type="float">
            <text:p>25054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2509431" calcext:value-type="float">
            <text:p>25094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2512905" calcext:value-type="float">
            <text:p>25129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2516044" calcext:value-type="float">
            <text:p>25160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2519017" calcext:value-type="float">
            <text:p>25190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2521990" calcext:value-type="float">
            <text:p>25219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2524662" calcext:value-type="float">
            <text:p>25246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office:value-type="float" office:value="2527100" calcext:value-type="float">
            <text:p>2527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2538422" calcext:value-type="float">
            <text:p>25384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2544802" calcext:value-type="float">
            <text:p>254480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2549511" calcext:value-type="float">
            <text:p>25495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553486" calcext:value-type="float">
            <text:p>25534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557260" calcext:value-type="float">
            <text:p>25572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office:value-type="float" office:value="2560700" calcext:value-type="float">
            <text:p>25607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563673" calcext:value-type="float">
            <text:p>25636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2565877" calcext:value-type="float">
            <text:p>25658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2568449" calcext:value-type="float">
            <text:p>25684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2570921" calcext:value-type="float">
            <text:p>25709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2582343" calcext:value-type="float">
            <text:p>25823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2588656" calcext:value-type="float">
            <text:p>25886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2593265" calcext:value-type="float">
            <text:p>25932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2597641" calcext:value-type="float">
            <text:p>25976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2601081" calcext:value-type="float">
            <text:p>26010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604521" calcext:value-type="float">
            <text:p>26045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2607560" calcext:value-type="float">
            <text:p>260756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2610667" calcext:value-type="float">
            <text:p>261066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2612103" calcext:value-type="float">
            <text:p>261210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2615009" calcext:value-type="float">
            <text:p>26150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2626264" calcext:value-type="float">
            <text:p>26262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2632577" calcext:value-type="float">
            <text:p>26325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2637186" calcext:value-type="float">
            <text:p>26371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2641161" calcext:value-type="float">
            <text:p>26411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2644634" calcext:value-type="float">
            <text:p>26446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2648108" calcext:value-type="float">
            <text:p>26481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651081" calcext:value-type="float">
            <text:p>26510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2653886" calcext:value-type="float">
            <text:p>26538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2656425" calcext:value-type="float">
            <text:p>26564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2659330" calcext:value-type="float">
            <text:p>26593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3840789" calcext:value-type="float">
            <text:p>38407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3847101" calcext:value-type="float">
            <text:p>38471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851978" calcext:value-type="float">
            <text:p>38519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3856019" calcext:value-type="float">
            <text:p>38560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859459" calcext:value-type="float">
            <text:p>385945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3862599" calcext:value-type="float">
            <text:p>38625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3865505" calcext:value-type="float">
            <text:p>38655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868377" calcext:value-type="float">
            <text:p>38683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3871216" calcext:value-type="float">
            <text:p>38712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3873921" calcext:value-type="float">
            <text:p>38739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568" calcext:value-type="float">
            <text:p>6568</text:p>
          </table:table-cell>
        </table:table-row>
      </table:table>
      <table:table table:name="Pivot Table_mpsVsBatA_1" table:style-name="ta1">
        <table:shapes>
          <draw:frame draw:z-index="0" draw:style-name="gr1" draw:text-style-name="P1" svg:width="6.298in" svg:height="3.5449in" svg:x="3.989in" svg:y="0.5228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"/>
        <table:table-column table:style-name="co6" table:default-cell-style-name="ce9"/>
        <table:table-column table:style-name="co6" table:default-cell-style-name="ce15"/>
        <table:table-row table:style-name="ro1">
          <table:table-cell table:style-name="ce1" office:value-type="string" calcext:value-type="string">
            <text:p><text:s/>MPS</text:p>
          </table:table-cell>
          <table:table-cell table:style-name="ce7" office:value-type="string" calcext:value-type="string">
            <text:p><text:s/>Vbat</text:p>
          </table:table-cell>
          <table:table-cell table:style-name="ce13" office:value-type="string" calcext:value-type="string">
            <text:p>Average - <text:s/>DeltaEnc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917.33333333333" calcext:value-type="float">
            <text:p>6917.33333333333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895.2" calcext:value-type="float">
            <text:p>6895.2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542.5" calcext:value-type="float">
            <text:p>6542.5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434.75" calcext:value-type="float">
            <text:p>6434.7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401.4" calcext:value-type="float">
            <text:p>6401.4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49.5" calcext:value-type="float">
            <text:p>6149.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101.5" calcext:value-type="float">
            <text:p>6101.5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5933.33333333333" calcext:value-type="float">
            <text:p>5933.33333333333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table:style-name="ce4"/>
          <table:table-cell table:style-name="ce10" office:value-type="float" office:value="12.6" calcext:value-type="float">
            <text:p>12.6</text:p>
          </table:table-cell>
          <table:table-cell table:style-name="ce16" office:value-type="float" office:value="5595" calcext:value-type="float">
            <text:p>5595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304.66666666667" calcext:value-type="float">
            <text:p>6304.66666666667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213.28571428572" calcext:value-type="float">
            <text:p>6213.28571428572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122.5" calcext:value-type="float">
            <text:p>6122.5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55.75" calcext:value-type="float">
            <text:p>5855.7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5799.25" calcext:value-type="float">
            <text:p>5799.25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5955.33333333333" calcext:value-type="float">
            <text:p>5955.33333333333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5879.6" calcext:value-type="float">
            <text:p>5879.6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5785.2" calcext:value-type="float">
            <text:p>5785.2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table:style-name="ce4"/>
          <table:table-cell table:style-name="ce10" office:value-type="float" office:value="12.6" calcext:value-type="float">
            <text:p>12.6</text:p>
          </table:table-cell>
          <table:table-cell table:style-name="ce16" office:value-type="float" office:value="5704" calcext:value-type="float">
            <text:p>5704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231" calcext:value-type="float">
            <text:p>6231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196.25" calcext:value-type="float">
            <text:p>6196.25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179.5" calcext:value-type="float">
            <text:p>6179.5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140.625" calcext:value-type="float">
            <text:p>6140.62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070.5" calcext:value-type="float">
            <text:p>6070.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5985.16666666667" calcext:value-type="float">
            <text:p>5985.16666666667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5999.75" calcext:value-type="float">
            <text:p>5999.75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5919.5" calcext:value-type="float">
            <text:p>5919.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5934.5" calcext:value-type="float">
            <text:p>5934.5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5844" calcext:value-type="float">
            <text:p>5844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106" calcext:value-type="float">
            <text:p>6106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227.5" calcext:value-type="float">
            <text:p>6227.5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125.5" calcext:value-type="float">
            <text:p>6125.5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112.66666666667" calcext:value-type="float">
            <text:p>6112.66666666667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056.14285714286" calcext:value-type="float">
            <text:p>6056.14285714286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91.33333333333" calcext:value-type="float">
            <text:p>6091.33333333333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025.33333333333" calcext:value-type="float">
            <text:p>6025.33333333333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013.4" calcext:value-type="float">
            <text:p>6013.4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5909" calcext:value-type="float">
            <text:p>5909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119" calcext:value-type="float">
            <text:p>6119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198.4" calcext:value-type="float">
            <text:p>6198.4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169.57142857143" calcext:value-type="float">
            <text:p>6169.57142857143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199.6" calcext:value-type="float">
            <text:p>6199.6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149.6" calcext:value-type="float">
            <text:p>6149.6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147.75" calcext:value-type="float">
            <text:p>6147.75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82.16666666667" calcext:value-type="float">
            <text:p>6082.16666666667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019.5" calcext:value-type="float">
            <text:p>6019.5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026.2" calcext:value-type="float">
            <text:p>6026.2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004.66666666667" calcext:value-type="float">
            <text:p>6004.66666666667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5958" calcext:value-type="float">
            <text:p>5958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8" office:value-type="float" office:value="11.3" calcext:value-type="float">
            <text:p>11.3</text:p>
          </table:table-cell>
          <table:table-cell table:style-name="ce14" office:value-type="float" office:value="6206" calcext:value-type="float">
            <text:p>6206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270.33333333333" calcext:value-type="float">
            <text:p>6270.33333333333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245.6" calcext:value-type="float">
            <text:p>6245.6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224.33333333333" calcext:value-type="float">
            <text:p>6224.33333333333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253.5" calcext:value-type="float">
            <text:p>6253.5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159.25" calcext:value-type="float">
            <text:p>6159.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134.83333333333" calcext:value-type="float">
            <text:p>6134.83333333333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110.8" calcext:value-type="float">
            <text:p>6110.8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187.66666666667" calcext:value-type="float">
            <text:p>6187.66666666667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6372" calcext:value-type="float">
            <text:p>6372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8" office:value-type="float" office:value="11.1" calcext:value-type="float">
            <text:p>11.1</text:p>
          </table:table-cell>
          <table:table-cell table:style-name="ce14" office:value-type="float" office:value="6216" calcext:value-type="float">
            <text:p>6216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6192.5" calcext:value-type="float">
            <text:p>6192.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226.5" calcext:value-type="float">
            <text:p>6226.5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141.8" calcext:value-type="float">
            <text:p>6141.8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186.66666666667" calcext:value-type="float">
            <text:p>6186.66666666667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089.8" calcext:value-type="float">
            <text:p>6089.8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147.75" calcext:value-type="float">
            <text:p>6147.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35.25" calcext:value-type="float">
            <text:p>6135.2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137.83333333333" calcext:value-type="float">
            <text:p>6137.83333333333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167.5" calcext:value-type="float">
            <text:p>6167.5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6116" calcext:value-type="float">
            <text:p>6116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8" office:value-type="float" office:value="11.1" calcext:value-type="float">
            <text:p>11.1</text:p>
          </table:table-cell>
          <table:table-cell table:style-name="ce14" office:value-type="float" office:value="6295" calcext:value-type="float">
            <text:p>6295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6337.5" calcext:value-type="float">
            <text:p>6337.5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5723.2" calcext:value-type="float">
            <text:p>5723.2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193.75" calcext:value-type="float">
            <text:p>6193.75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230.875" calcext:value-type="float">
            <text:p>6230.875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213.25" calcext:value-type="float">
            <text:p>6213.2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177.25" calcext:value-type="float">
            <text:p>6177.25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149.66666666667" calcext:value-type="float">
            <text:p>6149.66666666667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155.5" calcext:value-type="float">
            <text:p>6155.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111.66666666667" calcext:value-type="float">
            <text:p>6111.66666666667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6236" calcext:value-type="float">
            <text:p>6236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8" office:value-type="float" office:value="11.2" calcext:value-type="float">
            <text:p>11.2</text:p>
          </table:table-cell>
          <table:table-cell table:style-name="ce14" office:value-type="float" office:value="6628" calcext:value-type="float">
            <text:p>6628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5398.4" calcext:value-type="float">
            <text:p>5398.4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479.4" calcext:value-type="float">
            <text:p>6479.4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540.6" calcext:value-type="float">
            <text:p>6540.6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418.8" calcext:value-type="float">
            <text:p>6418.8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424.8" calcext:value-type="float">
            <text:p>6424.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425.5" calcext:value-type="float">
            <text:p>6425.5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403.33333333333" calcext:value-type="float">
            <text:p>6403.33333333333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ce4"/>
          <table:table-cell table:style-name="ce10" office:value-type="float" office:value="12.4" calcext:value-type="float">
            <text:p>12.4</text:p>
          </table:table-cell>
          <table:table-cell table:style-name="ce16" office:value-type="float" office:value="6435" calcext:value-type="float">
            <text:p>643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10.9" calcext:value-type="float">
            <text:p>10.9</text:p>
          </table:table-cell>
          <table:table-cell table:style-name="ce14" office:value-type="float" office:value="6580" calcext:value-type="float">
            <text:p>658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6702.66666666667" calcext:value-type="float">
            <text:p>6702.66666666667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6613.75" calcext:value-type="float">
            <text:p>6613.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6634.66666666667" calcext:value-type="float">
            <text:p>6634.66666666667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6677.33333333333" calcext:value-type="float">
            <text:p>6677.33333333333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6045.83333333333" calcext:value-type="float">
            <text:p>6045.83333333333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6576.66666666667" calcext:value-type="float">
            <text:p>6576.66666666667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6505.5" calcext:value-type="float">
            <text:p>6505.5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6563.2" calcext:value-type="float">
            <text:p>6563.2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6542.5" calcext:value-type="float">
            <text:p>6542.5</text:p>
          </table:table-cell>
        </table:table-row>
        <table:table-row table:style-name="ro1">
          <table:table-cell table:style-name="ce4"/>
          <table:table-cell table:style-name="ce10" office:value-type="float" office:value="12.5" calcext:value-type="float">
            <text:p>12.5</text:p>
          </table:table-cell>
          <table:table-cell table:style-name="ce16" office:value-type="float" office:value="6533" calcext:value-type="float">
            <text:p>6533</text:p>
          </table:table-cell>
        </table:table-row>
        <table:table-row table:style-name="ro1">
          <table:table-cell table:style-name="ce5" office:value-type="string" calcext:value-type="string">
            <text:p><text:s/>MPS</text:p>
          </table:table-cell>
          <table:table-cell table:style-name="ce11" office:value-type="string" calcext:value-type="string">
            <text:p><text:s/>Vbat</text:p>
          </table:table-cell>
          <table:table-cell table:style-name="ce17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6206.37429111531" calcext:value-type="float">
            <text:p>6206.37429111531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BatA_1'.A1:'Pivot Table_mpsVsBatA_1'.C141" table:buttons="'Pivot Table_mpsVsBatA_1'.A1 'Pivot Table_mpsVsBatA_1'.B1" table:show-filter-button="false" table:drill-down-on-double-click="false">
          <table:source-cell-range table:cell-range-address="mpsVsBatA.A1:mpsVsBatA.E53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MPS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 M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bat" table:orientation="row" table:used-hierarchy="0" table:function="auto">
            <table:data-pilot-level table:show-empty="false" calcext:repeat-item-labels="false">
              <table:data-pilot-members>
                <table:data-pilot-member table:name="10.9" table:display="true" table:show-details="true"/>
                <table:data-pilot-member table:name="11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4" table:display="true" table:show-details="true"/>
                <table:data-pilot-member table:name="11.5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1.8" table:display="true" table:show-details="true"/>
                <table:data-pilot-member table:name="11.9" table:display="true" table:show-details="true"/>
                <table:data-pilot-member table:name="12" table:display="true" table:show-details="true"/>
                <table:data-pilot-member table:name="12.1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2.6" table:display="true" table:show-details="true"/>
                <table:data-pilot-member table:name=" Vba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3336" table:display="true" table:show-details="true"/>
                <table:data-pilot-member table:name="3613" table:display="true" table:show-details="true"/>
                <table:data-pilot-member table:name="3690" table:display="true" table:show-details="true"/>
                <table:data-pilot-member table:name="3700" table:display="true" table:show-details="true"/>
                <table:data-pilot-member table:name="5270" table:display="true" table:show-details="true"/>
                <table:data-pilot-member table:name="5340" table:display="true" table:show-details="true"/>
                <table:data-pilot-member table:name="5477" table:display="true" table:show-details="true"/>
                <table:data-pilot-member table:name="5595" table:display="true" table:show-details="true"/>
                <table:data-pilot-member table:name="5631" table:display="true" table:show-details="true"/>
                <table:data-pilot-member table:name="5650" table:display="true" table:show-details="true"/>
                <table:data-pilot-member table:name="5704" table:display="true" table:show-details="true"/>
                <table:data-pilot-member table:name="5719" table:display="true" table:show-details="true"/>
                <table:data-pilot-member table:name="5779" table:display="true" table:show-details="true"/>
                <table:data-pilot-member table:name="5795" table:display="true" table:show-details="true"/>
                <table:data-pilot-member table:name="5801" table:display="true" table:show-details="true"/>
                <table:data-pilot-member table:name="5806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36" table:display="true" table:show-details="true"/>
                <table:data-pilot-member table:name="5847" table:display="true" table:show-details="true"/>
                <table:data-pilot-member table:name="5849" table:display="true" table:show-details="true"/>
                <table:data-pilot-member table:name="5854" table:display="true" table:show-details="true"/>
                <table:data-pilot-member table:name="5855" table:display="true" table:show-details="true"/>
                <table:data-pilot-member table:name="5861" table:display="true" table:show-details="true"/>
                <table:data-pilot-member table:name="5866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5" table:display="true" table:show-details="true"/>
                <table:data-pilot-member table:name="5891" table:display="true" table:show-details="true"/>
                <table:data-pilot-member table:name="5898" table:display="true" table:show-details="true"/>
                <table:data-pilot-member table:name="5902" table:display="true" table:show-details="true"/>
                <table:data-pilot-member table:name="5907" table:display="true" table:show-details="true"/>
                <table:data-pilot-member table:name="5917" table:display="true" table:show-details="true"/>
                <table:data-pilot-member table:name="5919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9" table:display="true" table:show-details="true"/>
                <table:data-pilot-member table:name="5931" table:display="true" table:show-details="true"/>
                <table:data-pilot-member table:name="5935" table:display="true" table:show-details="true"/>
                <table:data-pilot-member table:name="5938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2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4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95" table:display="true" table:show-details="true"/>
                <table:data-pilot-member table:name="5997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8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5" table:display="true" table:show-details="true"/>
                <table:data-pilot-member table:name="6019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8" table:display="true" table:show-details="true"/>
                <table:data-pilot-member table:name="6052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7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8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4" table:display="true" table:show-details="true"/>
                <table:data-pilot-member table:name="6105" table:display="true" table:show-details="true"/>
                <table:data-pilot-member table:name="6106" table:display="true" table:show-details="true"/>
                <table:data-pilot-member table:name="6107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1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18" table:display="true" table:show-details="true"/>
                <table:data-pilot-member table:name="6119" table:display="true" table:show-details="true"/>
                <table:data-pilot-member table:name="6120" table:display="true" table:show-details="true"/>
                <table:data-pilot-member table:name="6121" table:display="true" table:show-details="true"/>
                <table:data-pilot-member table:name="6122" table:display="true" table:show-details="true"/>
                <table:data-pilot-member table:name="6123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8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4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9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5" table:display="true" table:show-details="true"/>
                <table:data-pilot-member table:name="6156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9" table:display="true" table:show-details="true"/>
                <table:data-pilot-member table:name="6172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1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0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8" table:display="true" table:show-details="true"/>
                <table:data-pilot-member table:name="6199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7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2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0" table:display="true" table:show-details="true"/>
                <table:data-pilot-member table:name="6222" table:display="true" table:show-details="true"/>
                <table:data-pilot-member table:name="6223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3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5" table:display="true" table:show-details="true"/>
                <table:data-pilot-member table:name="6248" table:display="true" table:show-details="true"/>
                <table:data-pilot-member table:name="6250" table:display="true" table:show-details="true"/>
                <table:data-pilot-member table:name="6254" table:display="true" table:show-details="true"/>
                <table:data-pilot-member table:name="6257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4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6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9" table:display="true" table:show-details="true"/>
                <table:data-pilot-member table:name="6295" table:display="true" table:show-details="true"/>
                <table:data-pilot-member table:name="6296" table:display="true" table:show-details="true"/>
                <table:data-pilot-member table:name="6297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4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10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5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6" table:display="true" table:show-details="true"/>
                <table:data-pilot-member table:name="6328" table:display="true" table:show-details="true"/>
                <table:data-pilot-member table:name="6332" table:display="true" table:show-details="true"/>
                <table:data-pilot-member table:name="6333" table:display="true" table:show-details="true"/>
                <table:data-pilot-member table:name="6338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6" table:display="true" table:show-details="true"/>
                <table:data-pilot-member table:name="6348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3" table:display="true" table:show-details="true"/>
                <table:data-pilot-member table:name="6359" table:display="true" table:show-details="true"/>
                <table:data-pilot-member table:name="6364" table:display="true" table:show-details="true"/>
                <table:data-pilot-member table:name="6368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9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5" table:display="true" table:show-details="true"/>
                <table:data-pilot-member table:name="6390" table:display="true" table:show-details="true"/>
                <table:data-pilot-member table:name="6396" table:display="true" table:show-details="true"/>
                <table:data-pilot-member table:name="6398" table:display="true" table:show-details="true"/>
                <table:data-pilot-member table:name="6400" table:display="true" table:show-details="true"/>
                <table:data-pilot-member table:name="6402" table:display="true" table:show-details="true"/>
                <table:data-pilot-member table:name="6403" table:display="true" table:show-details="true"/>
                <table:data-pilot-member table:name="6406" table:display="true" table:show-details="true"/>
                <table:data-pilot-member table:name="6407" table:display="true" table:show-details="true"/>
                <table:data-pilot-member table:name="6410" table:display="true" table:show-details="true"/>
                <table:data-pilot-member table:name="6416" table:display="true" table:show-details="true"/>
                <table:data-pilot-member table:name="6418" table:display="true" table:show-details="true"/>
                <table:data-pilot-member table:name="6420" table:display="true" table:show-details="true"/>
                <table:data-pilot-member table:name="6421" table:display="true" table:show-details="true"/>
                <table:data-pilot-member table:name="6425" table:display="true" table:show-details="true"/>
                <table:data-pilot-member table:name="6426" table:display="true" table:show-details="true"/>
                <table:data-pilot-member table:name="6427" table:display="true" table:show-details="true"/>
                <table:data-pilot-member table:name="6431" table:display="true" table:show-details="true"/>
                <table:data-pilot-member table:name="6433" table:display="true" table:show-details="true"/>
                <table:data-pilot-member table:name="6435" table:display="true" table:show-details="true"/>
                <table:data-pilot-member table:name="6438" table:display="true" table:show-details="true"/>
                <table:data-pilot-member table:name="6441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5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77" table:display="true" table:show-details="true"/>
                <table:data-pilot-member table:name="6479" table:display="true" table:show-details="true"/>
                <table:data-pilot-member table:name="6489" table:display="true" table:show-details="true"/>
                <table:data-pilot-member table:name="6496" table:display="true" table:show-details="true"/>
                <table:data-pilot-member table:name="6497" table:display="true" table:show-details="true"/>
                <table:data-pilot-member table:name="6501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7" table:display="true" table:show-details="true"/>
                <table:data-pilot-member table:name="6511" table:display="true" table:show-details="true"/>
                <table:data-pilot-member table:name="6515" table:display="true" table:show-details="true"/>
                <table:data-pilot-member table:name="6519" table:display="true" table:show-details="true"/>
                <table:data-pilot-member table:name="6520" table:display="true" table:show-details="true"/>
                <table:data-pilot-member table:name="6524" table:display="true" table:show-details="true"/>
                <table:data-pilot-member table:name="6529" table:display="true" table:show-details="true"/>
                <table:data-pilot-member table:name="6530" table:display="true" table:show-details="true"/>
                <table:data-pilot-member table:name="6531" table:display="true" table:show-details="true"/>
                <table:data-pilot-member table:name="6538" table:display="true" table:show-details="true"/>
                <table:data-pilot-member table:name="6541" table:display="true" table:show-details="true"/>
                <table:data-pilot-member table:name="6544" table:display="true" table:show-details="true"/>
                <table:data-pilot-member table:name="6547" table:display="true" table:show-details="true"/>
                <table:data-pilot-member table:name="6550" table:display="true" table:show-details="true"/>
                <table:data-pilot-member table:name="6553" table:display="true" table:show-details="true"/>
                <table:data-pilot-member table:name="6558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8" table:display="true" table:show-details="true"/>
                <table:data-pilot-member table:name="6571" table:display="true" table:show-details="true"/>
                <table:data-pilot-member table:name="6572" table:display="true" table:show-details="true"/>
                <table:data-pilot-member table:name="6573" table:display="true" table:show-details="true"/>
                <table:data-pilot-member table:name="6574" table:display="true" table:show-details="true"/>
                <table:data-pilot-member table:name="6577" table:display="true" table:show-details="true"/>
                <table:data-pilot-member table:name="6580" table:display="true" table:show-details="true"/>
                <table:data-pilot-member table:name="6584" table:display="true" table:show-details="true"/>
                <table:data-pilot-member table:name="6591" table:display="true" table:show-details="true"/>
                <table:data-pilot-member table:name="6592" table:display="true" table:show-details="true"/>
                <table:data-pilot-member table:name="6593" table:display="true" table:show-details="true"/>
                <table:data-pilot-member table:name="6600" table:display="true" table:show-details="true"/>
                <table:data-pilot-member table:name="6601" table:display="true" table:show-details="true"/>
                <table:data-pilot-member table:name="6602" table:display="true" table:show-details="true"/>
                <table:data-pilot-member table:name="6605" table:display="true" table:show-details="true"/>
                <table:data-pilot-member table:name="6617" table:display="true" table:show-details="true"/>
                <table:data-pilot-member table:name="6623" table:display="true" table:show-details="true"/>
                <table:data-pilot-member table:name="6632" table:display="true" table:show-details="true"/>
                <table:data-pilot-member table:name="6634" table:display="true" table:show-details="true"/>
                <table:data-pilot-member table:name="6638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52" table:display="true" table:show-details="true"/>
                <table:data-pilot-member table:name="6654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60" table:display="true" table:show-details="true"/>
                <table:data-pilot-member table:name="6662" table:display="true" table:show-details="true"/>
                <table:data-pilot-member table:name="6664" table:display="true" table:show-details="true"/>
                <table:data-pilot-member table:name="6668" table:display="true" table:show-details="true"/>
                <table:data-pilot-member table:name="6672" table:display="true" table:show-details="true"/>
                <table:data-pilot-member table:name="6674" table:display="true" table:show-details="true"/>
                <table:data-pilot-member table:name="6683" table:display="true" table:show-details="true"/>
                <table:data-pilot-member table:name="6700" table:display="true" table:show-details="true"/>
                <table:data-pilot-member table:name="6725" table:display="true" table:show-details="true"/>
                <table:data-pilot-member table:name="6726" table:display="true" table:show-details="true"/>
                <table:data-pilot-member table:name="6760" table:display="true" table:show-details="true"/>
                <table:data-pilot-member table:name="6769" table:display="true" table:show-details="true"/>
                <table:data-pilot-member table:name="6803" table:display="true" table:show-details="true"/>
                <table:data-pilot-member table:name="6824" table:display="true" table:show-details="true"/>
                <table:data-pilot-member table:name="6844" table:display="true" table:show-details="true"/>
                <table:data-pilot-member table:name="6869" table:display="true" table:show-details="true"/>
                <table:data-pilot-member table:name="6875" table:display="true" table:show-details="true"/>
                <table:data-pilot-member table:name="6880" table:display="true" table:show-details="true"/>
                <table:data-pilot-member table:name="6926" table:display="true" table:show-details="true"/>
                <table:data-pilot-member table:name="6958" table:display="true" table:show-details="true"/>
                <table:data-pilot-member table:name="6970" table:display="true" table:show-details="true"/>
                <table:data-pilot-member table:name="7000" table:display="true" table:show-details="true"/>
                <table:data-pilot-member table:name="7003" table:display="true" table:show-details="true"/>
                <table:data-pilot-member table:name="7024" table:display="true" table:show-details="true"/>
                <table:data-pilot-member table:name="7188" table:display="true" table:show-details="true"/>
                <table:data-pilot-member table:name=" DeltaEn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20:17:52.178215713</dc:date>
    <meta:editing-duration>PT10M27S</meta:editing-duration>
    <meta:editing-cycles>1</meta:editing-cycles>
    <meta:document-statistic meta:table-count="2" meta:cell-count="2953" meta:object-count="1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" chart:maximum="7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scatter" chart:style-name="ch1">
        <chart:legend chart:legend-position="end" svg:x="13.189cm" svg:y="2.951cm" style:legend-expansion="high" chart:style-name="ch2"/>
        <chart:plot-area chart:style-name="ch3" table:cell-range-address="PivotChart" chart:data-source-has-labels="column" svg:x="0.319cm" svg:y="0.18cm" svg:width="12.551cm" svg:height="7.745cm">
          <chart:coordinate-region svg:x="1.311cm" svg:y="0.379cm" svg:width="11.279cm" svg:height="6.899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11.3</text:p>
                <text:list>
                  <text:list-item>
                    <text:p>0.1</text:p>
                  </text:list-item>
                  <text:list-item>
                    <text:p>11.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6917.33333333333">
                <text:p>6917.3333333333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0.1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string">
                <text:p>0.1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0.1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542.5">
                <text:p>6542.5</text:p>
              </table:table-cell>
            </table:table-row>
            <table:table-row>
              <table:table-cell office:value-type="string">
                <text:p>0.1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434.75">
                <text:p>6434.75</text:p>
              </table:table-cell>
            </table:table-row>
            <table:table-row>
              <table:table-cell office:value-type="string">
                <text:p>0.1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401.4">
                <text:p>6401.4</text:p>
              </table:table-cell>
            </table:table-row>
            <table:table-row>
              <table:table-cell office:value-type="string">
                <text:p>0.1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0.1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149.5">
                <text:p>6149.5</text:p>
              </table:table-cell>
            </table:table-row>
            <table:table-row>
              <table:table-cell office:value-type="string">
                <text:p>0.1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101.5">
                <text:p>6101.5</text:p>
              </table:table-cell>
            </table:table-row>
            <table:table-row>
              <table:table-cell office:value-type="string">
                <text:p>0.1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0.1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5933.33333333333">
                <text:p>5933.33333333333</text:p>
              </table:table-cell>
            </table:table-row>
            <table:table-row>
              <table:table-cell office:value-type="string">
                <text:p>0.1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0.1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0.1 12.6</text:p>
                <text:list>
                  <text:list-item>
                    <text:p/>
                  </text:list-item>
                  <text:list-item>
                    <text:p>12.6</text:p>
                  </text:list-item>
                </text:list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0.2 11.3</text:p>
                <text:list>
                  <text:list-item>
                    <text:p>0.2</text:p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0.2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0.2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304.66666666667">
                <text:p>6304.66666666667</text:p>
              </table:table-cell>
            </table:table-row>
            <table:table-row>
              <table:table-cell office:value-type="string">
                <text:p>0.2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213.28571428572">
                <text:p>6213.28571428572</text:p>
              </table:table-cell>
            </table:table-row>
            <table:table-row>
              <table:table-cell office:value-type="string">
                <text:p>0.2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0.2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122.5">
                <text:p>6122.5</text:p>
              </table:table-cell>
            </table:table-row>
            <table:table-row>
              <table:table-cell office:value-type="string">
                <text:p>0.2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0.2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5855.75">
                <text:p>5855.75</text:p>
              </table:table-cell>
            </table:table-row>
            <table:table-row>
              <table:table-cell office:value-type="string">
                <text:p>0.2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5799.25">
                <text:p>5799.25</text:p>
              </table:table-cell>
            </table:table-row>
            <table:table-row>
              <table:table-cell office:value-type="string">
                <text:p>0.2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5955.33333333333">
                <text:p>5955.33333333333</text:p>
              </table:table-cell>
            </table:table-row>
            <table:table-row>
              <table:table-cell office:value-type="string">
                <text:p>0.2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5879.6">
                <text:p>5879.6</text:p>
              </table:table-cell>
            </table:table-row>
            <table:table-row>
              <table:table-cell office:value-type="string">
                <text:p>0.2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5785.2">
                <text:p>5785.2</text:p>
              </table:table-cell>
            </table:table-row>
            <table:table-row>
              <table:table-cell office:value-type="string">
                <text:p>0.2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0.2 12.6</text:p>
                <text:list>
                  <text:list-item>
                    <text:p/>
                  </text:list-item>
                  <text:list-item>
                    <text:p>12.6</text:p>
                  </text:list-item>
                </text:list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0.3 11.3</text:p>
                <text:list>
                  <text:list-item>
                    <text:p>0.3</text:p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0.3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0.3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196.25">
                <text:p>6196.25</text:p>
              </table:table-cell>
            </table:table-row>
            <table:table-row>
              <table:table-cell office:value-type="string">
                <text:p>0.3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179.5">
                <text:p>6179.5</text:p>
              </table:table-cell>
            </table:table-row>
            <table:table-row>
              <table:table-cell office:value-type="string">
                <text:p>0.3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140.625">
                <text:p>6140.625</text:p>
              </table:table-cell>
            </table:table-row>
            <table:table-row>
              <table:table-cell office:value-type="string">
                <text:p>0.3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0.3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070.5">
                <text:p>6070.5</text:p>
              </table:table-cell>
            </table:table-row>
            <table:table-row>
              <table:table-cell office:value-type="string">
                <text:p>0.3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0.3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5985.16666666667">
                <text:p>5985.16666666667</text:p>
              </table:table-cell>
            </table:table-row>
            <table:table-row>
              <table:table-cell office:value-type="string">
                <text:p>0.3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5999.75">
                <text:p>5999.75</text:p>
              </table:table-cell>
            </table:table-row>
            <table:table-row>
              <table:table-cell office:value-type="string">
                <text:p>0.3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5919.5">
                <text:p>5919.5</text:p>
              </table:table-cell>
            </table:table-row>
            <table:table-row>
              <table:table-cell office:value-type="string">
                <text:p>0.3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5934.5">
                <text:p>5934.5</text:p>
              </table:table-cell>
            </table:table-row>
            <table:table-row>
              <table:table-cell office:value-type="string">
                <text:p>0.3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0.4 11.3</text:p>
                <text:list>
                  <text:list-item>
                    <text:p>0.4</text:p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0.4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227.5">
                <text:p>6227.5</text:p>
              </table:table-cell>
            </table:table-row>
            <table:table-row>
              <table:table-cell office:value-type="string">
                <text:p>0.4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125.5">
                <text:p>6125.5</text:p>
              </table:table-cell>
            </table:table-row>
            <table:table-row>
              <table:table-cell office:value-type="string">
                <text:p>0.4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0.4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112.66666666667">
                <text:p>6112.66666666667</text:p>
              </table:table-cell>
            </table:table-row>
            <table:table-row>
              <table:table-cell office:value-type="string">
                <text:p>0.4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056.14285714286">
                <text:p>6056.14285714286</text:p>
              </table:table-cell>
            </table:table-row>
            <table:table-row>
              <table:table-cell office:value-type="string">
                <text:p>0.4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0.4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091.33333333333">
                <text:p>6091.33333333333</text:p>
              </table:table-cell>
            </table:table-row>
            <table:table-row>
              <table:table-cell office:value-type="string">
                <text:p>0.4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0.4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025.33333333333">
                <text:p>6025.33333333333</text:p>
              </table:table-cell>
            </table:table-row>
            <table:table-row>
              <table:table-cell office:value-type="string">
                <text:p>0.4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013.4">
                <text:p>6013.4</text:p>
              </table:table-cell>
            </table:table-row>
            <table:table-row>
              <table:table-cell office:value-type="string">
                <text:p>0.4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0.4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0.5 11.3</text:p>
                <text:list>
                  <text:list-item>
                    <text:p>0.5</text:p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0.5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198.4">
                <text:p>6198.4</text:p>
              </table:table-cell>
            </table:table-row>
            <table:table-row>
              <table:table-cell office:value-type="string">
                <text:p>0.5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169.57142857143">
                <text:p>6169.57142857143</text:p>
              </table:table-cell>
            </table:table-row>
            <table:table-row>
              <table:table-cell office:value-type="string">
                <text:p>0.5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199.6">
                <text:p>6199.6</text:p>
              </table:table-cell>
            </table:table-row>
            <table:table-row>
              <table:table-cell office:value-type="string">
                <text:p>0.5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149.6">
                <text:p>6149.6</text:p>
              </table:table-cell>
            </table:table-row>
            <table:table-row>
              <table:table-cell office:value-type="string">
                <text:p>0.5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147.75">
                <text:p>6147.75</text:p>
              </table:table-cell>
            </table:table-row>
            <table:table-row>
              <table:table-cell office:value-type="string">
                <text:p>0.5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0.5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082.16666666667">
                <text:p>6082.16666666667</text:p>
              </table:table-cell>
            </table:table-row>
            <table:table-row>
              <table:table-cell office:value-type="string">
                <text:p>0.5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019.5">
                <text:p>6019.5</text:p>
              </table:table-cell>
            </table:table-row>
            <table:table-row>
              <table:table-cell office:value-type="string">
                <text:p>0.5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026.2">
                <text:p>6026.2</text:p>
              </table:table-cell>
            </table:table-row>
            <table:table-row>
              <table:table-cell office:value-type="string">
                <text:p>0.5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0.5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004.66666666667">
                <text:p>6004.66666666667</text:p>
              </table:table-cell>
            </table:table-row>
            <table:table-row>
              <table:table-cell office:value-type="string">
                <text:p>0.5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0.6 11.3</text:p>
                <text:list>
                  <text:list-item>
                    <text:p>0.6</text:p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0.6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0.6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270.33333333333">
                <text:p>6270.33333333333</text:p>
              </table:table-cell>
            </table:table-row>
            <table:table-row>
              <table:table-cell office:value-type="string">
                <text:p>0.6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245.6">
                <text:p>6245.6</text:p>
              </table:table-cell>
            </table:table-row>
            <table:table-row>
              <table:table-cell office:value-type="string">
                <text:p>0.6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224.33333333333">
                <text:p>6224.33333333333</text:p>
              </table:table-cell>
            </table:table-row>
            <table:table-row>
              <table:table-cell office:value-type="string">
                <text:p>0.6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253.5">
                <text:p>6253.5</text:p>
              </table:table-cell>
            </table:table-row>
            <table:table-row>
              <table:table-cell office:value-type="string">
                <text:p>0.6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159.25">
                <text:p>6159.25</text:p>
              </table:table-cell>
            </table:table-row>
            <table:table-row>
              <table:table-cell office:value-type="string">
                <text:p>0.6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0.6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134.83333333333">
                <text:p>6134.83333333333</text:p>
              </table:table-cell>
            </table:table-row>
            <table:table-row>
              <table:table-cell office:value-type="string">
                <text:p>0.6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0.6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110.8">
                <text:p>6110.8</text:p>
              </table:table-cell>
            </table:table-row>
            <table:table-row>
              <table:table-cell office:value-type="string">
                <text:p>0.6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187.66666666667">
                <text:p>6187.66666666667</text:p>
              </table:table-cell>
            </table:table-row>
            <table:table-row>
              <table:table-cell office:value-type="string">
                <text:p>0.6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0.7 11.1</text:p>
                <text:list>
                  <text:list-item>
                    <text:p>0.7</text:p>
                  </text:list-item>
                  <text:list-item>
                    <text:p>11.1</text:p>
                  </text:list-item>
                </text:list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0.7 11.3</text:p>
                <text:list>
                  <text:list-item>
                    <text:p/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192.5">
                <text:p>6192.5</text:p>
              </table:table-cell>
            </table:table-row>
            <table:table-row>
              <table:table-cell office:value-type="string">
                <text:p>0.7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0.7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226.5">
                <text:p>6226.5</text:p>
              </table:table-cell>
            </table:table-row>
            <table:table-row>
              <table:table-cell office:value-type="string">
                <text:p>0.7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141.8">
                <text:p>6141.8</text:p>
              </table:table-cell>
            </table:table-row>
            <table:table-row>
              <table:table-cell office:value-type="string">
                <text:p>0.7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186.66666666667">
                <text:p>6186.66666666667</text:p>
              </table:table-cell>
            </table:table-row>
            <table:table-row>
              <table:table-cell office:value-type="string">
                <text:p>0.7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089.8">
                <text:p>6089.8</text:p>
              </table:table-cell>
            </table:table-row>
            <table:table-row>
              <table:table-cell office:value-type="string">
                <text:p>0.7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147.75">
                <text:p>6147.75</text:p>
              </table:table-cell>
            </table:table-row>
            <table:table-row>
              <table:table-cell office:value-type="string">
                <text:p>0.7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135.25">
                <text:p>6135.25</text:p>
              </table:table-cell>
            </table:table-row>
            <table:table-row>
              <table:table-cell office:value-type="string">
                <text:p>0.7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137.83333333333">
                <text:p>6137.83333333333</text:p>
              </table:table-cell>
            </table:table-row>
            <table:table-row>
              <table:table-cell office:value-type="string">
                <text:p>0.7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0.7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0.7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167.5">
                <text:p>6167.5</text:p>
              </table:table-cell>
            </table:table-row>
            <table:table-row>
              <table:table-cell office:value-type="string">
                <text:p>0.7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0.8 11.1</text:p>
                <text:list>
                  <text:list-item>
                    <text:p>0.8</text:p>
                  </text:list-item>
                  <text:list-item>
                    <text:p>11.1</text:p>
                  </text:list-item>
                </text:list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0.8 11.2</text:p>
                <text:list>
                  <text:list-item>
                    <text:p/>
                  </text:list-item>
                  <text:list-item>
                    <text:p>11.2</text:p>
                  </text:list-item>
                </text:list>
              </table:table-cell>
              <table:table-cell office:value-type="float" office:value="6337.5">
                <text:p>6337.5</text:p>
              </table:table-cell>
            </table:table-row>
            <table:table-row>
              <table:table-cell office:value-type="string">
                <text:p>0.8 11.3</text:p>
                <text:list>
                  <text:list-item>
                    <text:p/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0.8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5723.2">
                <text:p>5723.2</text:p>
              </table:table-cell>
            </table:table-row>
            <table:table-row>
              <table:table-cell office:value-type="string">
                <text:p>0.8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193.75">
                <text:p>6193.75</text:p>
              </table:table-cell>
            </table:table-row>
            <table:table-row>
              <table:table-cell office:value-type="string">
                <text:p>0.8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230.875">
                <text:p>6230.875</text:p>
              </table:table-cell>
            </table:table-row>
            <table:table-row>
              <table:table-cell office:value-type="string">
                <text:p>0.8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213.25">
                <text:p>6213.25</text:p>
              </table:table-cell>
            </table:table-row>
            <table:table-row>
              <table:table-cell office:value-type="string">
                <text:p>0.8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177.25">
                <text:p>6177.25</text:p>
              </table:table-cell>
            </table:table-row>
            <table:table-row>
              <table:table-cell office:value-type="string">
                <text:p>0.8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147.25">
                <text:p>6147.25</text:p>
              </table:table-cell>
            </table:table-row>
            <table:table-row>
              <table:table-cell office:value-type="string">
                <text:p>0.8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0.8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0.8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149.66666666667">
                <text:p>6149.66666666667</text:p>
              </table:table-cell>
            </table:table-row>
            <table:table-row>
              <table:table-cell office:value-type="string">
                <text:p>0.8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155.5">
                <text:p>6155.5</text:p>
              </table:table-cell>
            </table:table-row>
            <table:table-row>
              <table:table-cell office:value-type="string">
                <text:p>0.8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111.66666666667">
                <text:p>6111.66666666667</text:p>
              </table:table-cell>
            </table:table-row>
            <table:table-row>
              <table:table-cell office:value-type="string">
                <text:p>0.8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0.9 11.2</text:p>
                <text:list>
                  <text:list-item>
                    <text:p>0.9</text:p>
                  </text:list-item>
                  <text:list-item>
                    <text:p>11.2</text:p>
                  </text:list-item>
                </text:list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0.9 11.3</text:p>
                <text:list>
                  <text:list-item>
                    <text:p/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5398.4">
                <text:p>5398.4</text:p>
              </table:table-cell>
            </table:table-row>
            <table:table-row>
              <table:table-cell office:value-type="string">
                <text:p>0.9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479.4">
                <text:p>6479.4</text:p>
              </table:table-cell>
            </table:table-row>
            <table:table-row>
              <table:table-cell office:value-type="string">
                <text:p>0.9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540.6">
                <text:p>6540.6</text:p>
              </table:table-cell>
            </table:table-row>
            <table:table-row>
              <table:table-cell office:value-type="string">
                <text:p>0.9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0.9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418.8">
                <text:p>6418.8</text:p>
              </table:table-cell>
            </table:table-row>
            <table:table-row>
              <table:table-cell office:value-type="string">
                <text:p>0.9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0.9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424.8">
                <text:p>6424.8</text:p>
              </table:table-cell>
            </table:table-row>
            <table:table-row>
              <table:table-cell office:value-type="string">
                <text:p>0.9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0.9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425.5">
                <text:p>6425.5</text:p>
              </table:table-cell>
            </table:table-row>
            <table:table-row>
              <table:table-cell office:value-type="string">
                <text:p>0.9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403.33333333333">
                <text:p>6403.33333333333</text:p>
              </table:table-cell>
            </table:table-row>
            <table:table-row>
              <table:table-cell office:value-type="string">
                <text:p>0.9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0.9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1 10.9</text:p>
                <text:list>
                  <text:list-item>
                    <text:p>1</text:p>
                  </text:list-item>
                  <text:list-item>
                    <text:p>10.9</text:p>
                  </text:list-item>
                </text:list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1 11.2</text:p>
                <text:list>
                  <text:list-item>
                    <text:p/>
                  </text:list-item>
                  <text:list-item>
                    <text:p>11.2</text:p>
                  </text:list-item>
                </text:list>
              </table:table-cell>
              <table:table-cell office:value-type="float" office:value="6702.66666666667">
                <text:p>6702.66666666667</text:p>
              </table:table-cell>
            </table:table-row>
            <table:table-row>
              <table:table-cell office:value-type="string">
                <text:p>1 11.3</text:p>
                <text:list>
                  <text:list-item>
                    <text:p/>
                  </text:list-item>
                  <text:list-item>
                    <text:p>11.3</text:p>
                  </text:list-item>
                </text:list>
              </table:table-cell>
              <table:table-cell office:value-type="float" office:value="6613.75">
                <text:p>6613.75</text:p>
              </table:table-cell>
            </table:table-row>
            <table:table-row>
              <table:table-cell office:value-type="string">
                <text:p>1 11.4</text:p>
                <text:list>
                  <text:list-item>
                    <text:p/>
                  </text:list-item>
                  <text:list-item>
                    <text:p>11.4</text:p>
                  </text:list-item>
                </text:list>
              </table:table-cell>
              <table:table-cell office:value-type="float" office:value="6634.66666666667">
                <text:p>6634.66666666667</text:p>
              </table:table-cell>
            </table:table-row>
            <table:table-row>
              <table:table-cell office:value-type="string">
                <text:p>1 11.5</text:p>
                <text:list>
                  <text:list-item>
                    <text:p/>
                  </text:list-item>
                  <text:list-item>
                    <text:p>11.5</text:p>
                  </text:list-item>
                </text:list>
              </table:table-cell>
              <table:table-cell office:value-type="float" office:value="6677.33333333333">
                <text:p>6677.33333333333</text:p>
              </table:table-cell>
            </table:table-row>
            <table:table-row>
              <table:table-cell office:value-type="string">
                <text:p>1 11.6</text:p>
                <text:list>
                  <text:list-item>
                    <text:p/>
                  </text:list-item>
                  <text:list-item>
                    <text:p>11.6</text:p>
                  </text:list-item>
                </text:list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1 11.7</text:p>
                <text:list>
                  <text:list-item>
                    <text:p/>
                  </text:list-item>
                  <text:list-item>
                    <text:p>11.7</text:p>
                  </text:list-item>
                </text:list>
              </table:table-cell>
              <table:table-cell office:value-type="float" office:value="6045.83333333333">
                <text:p>6045.83333333333</text:p>
              </table:table-cell>
            </table:table-row>
            <table:table-row>
              <table:table-cell office:value-type="string">
                <text:p>1 11.8</text:p>
                <text:list>
                  <text:list-item>
                    <text:p/>
                  </text:list-item>
                  <text:list-item>
                    <text:p>11.8</text:p>
                  </text:list-item>
                </text:list>
              </table:table-cell>
              <table:table-cell office:value-type="float" office:value="6576.66666666667">
                <text:p>6576.66666666667</text:p>
              </table:table-cell>
            </table:table-row>
            <table:table-row>
              <table:table-cell office:value-type="string">
                <text:p>1 11.9</text:p>
                <text:list>
                  <text:list-item>
                    <text:p/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1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1 12.1</text:p>
                <text:list>
                  <text:list-item>
                    <text:p/>
                  </text:list-item>
                  <text:list-item>
                    <text:p>12.1</text:p>
                  </text:list-item>
                </text:list>
              </table:table-cell>
              <table:table-cell office:value-type="float" office:value="6505.5">
                <text:p>6505.5</text:p>
              </table:table-cell>
            </table:table-row>
            <table:table-row>
              <table:table-cell office:value-type="string">
                <text:p>1 12.2</text:p>
                <text:list>
                  <text:list-item>
                    <text:p/>
                  </text:list-item>
                  <text:list-item>
                    <text:p>12.2</text:p>
                  </text:list-item>
                </text:list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string">
                <text:p>1 12.3</text:p>
                <text:list>
                  <text:list-item>
                    <text:p/>
                  </text:list-item>
                  <text:list-item>
                    <text:p>12.3</text:p>
                  </text:list-item>
                </text:list>
              </table:table-cell>
              <table:table-cell office:value-type="float" office:value="6563.2">
                <text:p>6563.2</text:p>
              </table:table-cell>
            </table:table-row>
            <table:table-row>
              <table:table-cell office:value-type="string">
                <text:p>1 12.4</text:p>
                <text:list>
                  <text:list-item>
                    <text:p/>
                  </text:list-item>
                  <text:list-item>
                    <text:p>12.4</text:p>
                  </text:list-item>
                </text:list>
              </table:table-cell>
              <table:table-cell office:value-type="float" office:value="6542.5">
                <text:p>6542.5</text:p>
              </table:table-cell>
            </table:table-row>
            <table:table-row>
              <table:table-cell office:value-type="string">
                <text:p>1 12.5</text:p>
                <text:list>
                  <text:list-item>
                    <text:p/>
                  </text:list-item>
                  <text:list-item>
                    <text:p>12.5</text:p>
                  </text:list-item>
                </text:list>
              </table:table-cell>
              <table:table-cell office:value-type="float" office:value="6533">
                <text:p>6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